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1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7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0">
      <style:table-cell-properties fo:background-color="#ed7d31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6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1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table:style-name="ce1" office:value-type="string" calcext:value-type="string">
            <text:p>Distribución por edad y sexo: en 20 casos confirmados no ha sido posible identificar la edad o el sexo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35" table:formula="of:=[.B3]+[.C3]" office:value-type="float" office:value="5" calcext:value-type="float">
            <text:p>5</text:p>
          </table:table-cell>
          <table:table-cell table:style-name="ce42" table:formula="of:=[.D3]/[.$D$12]" office:value-type="percentage" office:value="0.00694444444444444" calcext:value-type="percentage">
            <text:p>0,7%</text:p>
          </table:table-cell>
          <table:table-cell table:style-name="ce46" table:formula="of:=[.E3]" office:value-type="percentage" office:value="0.00694444444444444" calcext:value-type="percentage">
            <text:p>1 %</text:p>
          </table:table-cell>
          <table:table-cell table:number-columns-repeated="9"/>
          <table:table-cell table:style-name="ce108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33" calcext:value-type="float">
            <text:p>33</text:p>
          </table:table-cell>
          <table:table-cell table:style-name="ce30" office:value-type="float" office:value="35" calcext:value-type="float">
            <text:p>35</text:p>
          </table:table-cell>
          <table:table-cell table:style-name="ce35" table:formula="of:=[.B4]+[.C4]" office:value-type="float" office:value="68" calcext:value-type="float">
            <text:p>68</text:p>
          </table:table-cell>
          <table:table-cell table:style-name="ce42" table:formula="of:=[.D4]/[.$D$12]" office:value-type="percentage" office:value="0.0944444444444444" calcext:value-type="percentage">
            <text:p>9,4%</text:p>
          </table:table-cell>
          <table:table-cell table:style-name="ce47" table:formula="of:=[.F3]+[.E4]" office:value-type="percentage" office:value="0.101388888888889" calcext:value-type="percentage">
            <text:p>10 %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56" calcext:value-type="float">
            <text:p>56</text:p>
          </table:table-cell>
          <table:table-cell table:style-name="ce30" office:value-type="float" office:value="50" calcext:value-type="float">
            <text:p>50</text:p>
          </table:table-cell>
          <table:table-cell table:style-name="ce35" table:formula="of:=[.B5]+[.C5]" office:value-type="float" office:value="106" calcext:value-type="float">
            <text:p>106</text:p>
          </table:table-cell>
          <table:table-cell table:style-name="ce42" table:formula="of:=[.D5]/[.$D$12]" office:value-type="percentage" office:value="0.147222222222222" calcext:value-type="percentage">
            <text:p>14,7%</text:p>
          </table:table-cell>
          <table:table-cell table:style-name="ce46" table:formula="of:=[.F4]+[.E5]" office:value-type="percentage" office:value="0.248611111111111" calcext:value-type="percentage">
            <text:p>25 %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37" calcext:value-type="float">
            <text:p>37</text:p>
          </table:table-cell>
          <table:table-cell table:style-name="ce30" office:value-type="float" office:value="45" calcext:value-type="float">
            <text:p>45</text:p>
          </table:table-cell>
          <table:table-cell table:style-name="ce35" table:formula="of:=[.B6]+[.C6]" office:value-type="float" office:value="82" calcext:value-type="float">
            <text:p>82</text:p>
          </table:table-cell>
          <table:table-cell table:style-name="ce42" table:formula="of:=[.D6]/[.$D$12]" office:value-type="percentage" office:value="0.113888888888889" calcext:value-type="percentage">
            <text:p>11,4%</text:p>
          </table:table-cell>
          <table:table-cell table:style-name="ce48" table:formula="of:=[.F5]+[.E6]" office:value-type="percentage" office:value="0.3625" calcext:value-type="percentage">
            <text:p>36 %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48" calcext:value-type="float">
            <text:p>48</text:p>
          </table:table-cell>
          <table:table-cell table:style-name="ce30" office:value-type="float" office:value="58" calcext:value-type="float">
            <text:p>58</text:p>
          </table:table-cell>
          <table:table-cell table:style-name="ce35" table:formula="of:=[.B7]+[.C7]" office:value-type="float" office:value="106" calcext:value-type="float">
            <text:p>106</text:p>
          </table:table-cell>
          <table:table-cell table:style-name="ce42" table:formula="of:=[.D7]/[.$D$12]" office:value-type="percentage" office:value="0.147222222222222" calcext:value-type="percentage">
            <text:p>14,7%</text:p>
          </table:table-cell>
          <table:table-cell table:style-name="ce48" table:formula="of:=[.F6]+[.E7]" office:value-type="percentage" office:value="0.509722222222222" calcext:value-type="percentage">
            <text:p>51 %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61" calcext:value-type="float">
            <text:p>61</text:p>
          </table:table-cell>
          <table:table-cell table:style-name="ce30" office:value-type="float" office:value="66" calcext:value-type="float">
            <text:p>66</text:p>
          </table:table-cell>
          <table:table-cell table:style-name="ce35" table:formula="of:=[.B8]+[.C8]" office:value-type="float" office:value="127" calcext:value-type="float">
            <text:p>127</text:p>
          </table:table-cell>
          <table:table-cell table:style-name="ce42" table:formula="of:=[.D8]/[.$D$12]" office:value-type="percentage" office:value="0.176388888888889" calcext:value-type="percentage">
            <text:p>17,6%</text:p>
          </table:table-cell>
          <table:table-cell table:style-name="ce46" table:formula="of:=[.F7]+[.E8]" office:value-type="percentage" office:value="0.686111111111111" calcext:value-type="percentage">
            <text:p>69 %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48" calcext:value-type="float">
            <text:p>48</text:p>
          </table:table-cell>
          <table:table-cell table:style-name="ce30" office:value-type="float" office:value="54" calcext:value-type="float">
            <text:p>54</text:p>
          </table:table-cell>
          <table:table-cell table:style-name="ce35" table:formula="of:=[.B9]+[.C9]" office:value-type="float" office:value="102" calcext:value-type="float">
            <text:p>102</text:p>
          </table:table-cell>
          <table:table-cell table:style-name="ce42" table:formula="of:=[.D9]/[.$D$12]" office:value-type="percentage" office:value="0.141666666666667" calcext:value-type="percentage">
            <text:p>14,2%</text:p>
          </table:table-cell>
          <table:table-cell table:style-name="ce46" table:formula="of:=[.F8]+[.E9]" office:value-type="percentage" office:value="0.827777777777778" calcext:value-type="percentage">
            <text:p>83 %</text:p>
          </table:table-cell>
          <table:table-cell table:number-columns-repeated="9"/>
          <table:table-cell table:style-name="ce108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19" calcext:value-type="float">
            <text:p>19</text:p>
          </table:table-cell>
          <table:table-cell table:style-name="ce30" office:value-type="float" office:value="30" calcext:value-type="float">
            <text:p>30</text:p>
          </table:table-cell>
          <table:table-cell table:style-name="ce35" table:formula="of:=[.B10]+[.C10]" office:value-type="float" office:value="49" calcext:value-type="float">
            <text:p>49</text:p>
          </table:table-cell>
          <table:table-cell table:style-name="ce42" table:formula="of:=[.D10]/[.$D$12]" office:value-type="percentage" office:value="0.0680555555555555" calcext:value-type="percentage">
            <text:p>6,8%</text:p>
          </table:table-cell>
          <table:table-cell table:style-name="ce46" table:formula="of:=[.F9]+[.E10]" office:value-type="percentage" office:value="0.895833333333333" calcext:value-type="percentage">
            <text:p>90 %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32" calcext:value-type="float">
            <text:p>32</text:p>
          </table:table-cell>
          <table:table-cell table:style-name="ce30" office:value-type="float" office:value="43" calcext:value-type="float">
            <text:p>43</text:p>
          </table:table-cell>
          <table:table-cell table:style-name="ce35" table:formula="of:=[.B11]+[.C11]" office:value-type="float" office:value="75" calcext:value-type="float">
            <text:p>75</text:p>
          </table:table-cell>
          <table:table-cell table:style-name="ce43" table:formula="of:=[.D11]/[.$D$12]" office:value-type="percentage" office:value="0.104166666666667" calcext:value-type="percentage">
            <text:p>10,4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338" calcext:value-type="float">
            <text:p>338</text:p>
          </table:table-cell>
          <table:table-cell table:style-name="ce21" table:formula="of:=SUM([.C3:.C11])" office:value-type="float" office:value="382" calcext:value-type="float">
            <text:p>382</text:p>
          </table:table-cell>
          <table:table-cell table:style-name="ce36" table:formula="of:=SUM([.D3:.D11])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 table:style-name="ce5"/>
          <table:table-cell table:style-name="ce22" table:formula="of:=[.B12]/[.D12]" office:value-type="percentage" office:value="0.469444444444444" calcext:value-type="percentage">
            <text:p>47 %</text:p>
          </table:table-cell>
          <table:table-cell table:style-name="ce22" table:formula="of:=[.C12]/[.D12]" office:value-type="percentage" office:value="0.530555555555556" calcext:value-type="percentage">
            <text:p>53 %</text:p>
          </table:table-cell>
          <table:table-cell table:style-name="ce37"/>
          <table:table-cell table:number-columns-repeated="12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number-columns-repeated="12"/>
        </table:table-row>
        <table:table-row table:style-name="ro1">
          <table:table-cell table:style-name="ce6" table:number-columns-repeated="4"/>
          <table:table-cell table:number-columns-repeated="12"/>
        </table:table-row>
        <table:table-row table:style-name="ro1">
          <table:table-cell table:style-name="ce1" office:value-type="string" calcext:value-type="string">
            <text:p>Distribución por provincias: en 9 casos confirmados no ha sido posible identificar la provincia de procedencia</text:p>
          </table:table-cell>
          <table:table-cell table:number-columns-repeated="15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85"/>
          <table:covered-table-cell table:style-name="ce103"/>
          <table:table-cell table:number-columns-repeated="7"/>
        </table:table-row>
        <table:table-row table:style-name="ro2">
          <table:table-cell table:style-name="ce8" office:value-type="float" office:value="148" calcext:value-type="float">
            <text:p>148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495" calcext:value-type="float">
            <text:p>495</text:p>
          </table:table-cell>
          <table:table-cell table:style-name="ce38" office:value-type="float" office:value="9" calcext:value-type="float">
            <text:p>9</text:p>
          </table:table-cell>
          <table:table-cell table:style-name="ce24" table:formula="of:=SUM([.A18:.D18])" office:value-type="float" office:value="740" calcext:value-type="float">
            <text:p>740</text:p>
          </table:table-cell>
          <table:table-cell/>
          <table:table-cell table:style-name="ce67" office:value-type="percentage" office:value="0.034" calcext:value-type="percentage" table:number-columns-spanned="3" table:number-rows-spanned="1">
            <text:p>3,40 %</text:p>
          </table:table-cell>
          <table:covered-table-cell table:style-name="ce85"/>
          <table:covered-table-cell table:style-name="ce103"/>
          <table:table-cell table:number-columns-repeated="7"/>
        </table:table-row>
        <table:table-row table:style-name="ro2">
          <table:table-cell table:style-name="ce9" table:formula="of:=[.A18]/[.$E$18]" office:value-type="percentage" office:value="0.2" calcext:value-type="percentage">
            <text:p>20,0%</text:p>
          </table:table-cell>
          <table:table-cell table:style-name="ce9" table:formula="of:=[.B18]/[.$E$18]" office:value-type="percentage" office:value="0.118918918918919" calcext:value-type="percentage">
            <text:p>11,9%</text:p>
          </table:table-cell>
          <table:table-cell table:style-name="ce9" table:formula="of:=[.C18]/[.$E$18]" office:value-type="percentage" office:value="0.668918918918919" calcext:value-type="percentage">
            <text:p>66,9%</text:p>
          </table:table-cell>
          <table:table-cell table:style-name="ce9" table:formula="of:=[.D18]/[.$E$18]" office:value-type="percentage" office:value="0.0121621621621622" calcext:value-type="percentage">
            <text:p>1,2%</text:p>
          </table:table-cell>
          <table:table-cell table:style-name="ce24"/>
          <table:table-cell table:number-columns-repeated="11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85"/>
          <table:covered-table-cell table:style-name="ce103"/>
          <table:table-cell table:number-columns-repeated="7"/>
        </table:table-row>
        <table:table-row table:style-name="ro2">
          <table:table-cell table:style-name="ce10" office:value-type="string" calcext:value-type="string">
            <text:p>Distribución por síntomas: en 3 casos confirmados no ha sido posible identificar la existencia o no de sintomatología</text:p>
          </table:table-cell>
          <table:table-cell table:number-columns-repeated="5"/>
          <table:table-cell table:style-name="ce68" office:value-type="float" office:value="11.8" calcext:value-type="float" table:number-columns-spanned="3" table:number-rows-spanned="1">
            <text:p>11,80</text:p>
          </table:table-cell>
          <table:covered-table-cell table:style-name="ce86"/>
          <table:covered-table-cell table:style-name="ce104"/>
          <table:table-cell table:number-columns-repeated="7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416" calcext:value-type="float">
            <text:p>416</text:p>
          </table:table-cell>
          <table:table-cell table:style-name="ce31" table:formula="of:=[.B22]/[.E18]" office:value-type="percentage" office:value="0.562162162162162" calcext:value-type="percentage">
            <text:p>56 %</text:p>
          </table:table-cell>
          <table:table-cell table:number-columns-repeated="13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321" calcext:value-type="float">
            <text:p>321</text:p>
          </table:table-cell>
          <table:table-cell table:style-name="ce32" table:formula="of:=[.B23]/[.E18]" office:value-type="percentage" office:value="0.433783783783784" calcext:value-type="percentage">
            <text:p>43 %</text:p>
          </table:table-cell>
          <table:table-cell table:number-columns-repeated="13"/>
        </table:table-row>
        <table:table-row table:style-name="ro3" table:number-rows-repeated="2">
          <table:table-cell table:number-columns-repeated="16"/>
        </table:table-row>
        <table:table-row table:style-name="ro2">
          <table:table-cell table:style-name="ce10" office:value-type="string" calcext:value-type="string">
            <text:p>Distribución por Zona Básica de Salud (ZBS): en 37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37 casos confirmado no ha sido posible identificar el sector sanitario.</text:p>
          </table:table-cell>
          <table:table-cell table:number-columns-repeated="10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34" calcext:value-type="float">
            <text:p>34</text:p>
          </table:table-cell>
          <table:table-cell table:style-name="ce33" table:formula="of:=[.B28]/[.$B$120]" office:value-type="percentage" office:value="0.045945945945946" calcext:value-type="percentage">
            <text:p>4,59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ZARAGOZA II</text:p>
          </table:table-cell>
          <table:table-cell table:style-name="ce69" office:value-type="float" office:value="209" calcext:value-type="float">
            <text:p>209</text:p>
          </table:table-cell>
          <table:table-cell table:style-name="ce87" table:formula="of:=[.G28]/[.G$37]" office:value-type="percentage" office:value="0.282432432432432" calcext:value-type="percentage">
            <text:p>28,24 %</text:p>
          </table:table-cell>
          <table:table-cell table:style-name="ce105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27" calcext:value-type="float">
            <text:p>27</text:p>
          </table:table-cell>
          <table:table-cell table:style-name="ce33" table:formula="of:=[.B29]/[.$B$120]" office:value-type="percentage" office:value="0.0364864864864865" calcext:value-type="percentage">
            <text:p>3,65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ZARAGOZA III</text:p>
          </table:table-cell>
          <table:table-cell table:style-name="ce70" office:value-type="float" office:value="170" calcext:value-type="float">
            <text:p>170</text:p>
          </table:table-cell>
          <table:table-cell table:style-name="ce88" table:formula="of:=[.G29]/[.G$37]" office:value-type="percentage" office:value="0.22972972972973" calcext:value-type="percentage">
            <text:p>22,97 %</text:p>
          </table:table-cell>
          <table:table-cell table:style-name="ce106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24" calcext:value-type="float">
            <text:p>24</text:p>
          </table:table-cell>
          <table:table-cell table:style-name="ce33" table:formula="of:=[.B30]/[.$B$120]" office:value-type="percentage" office:value="0.0324324324324324" calcext:value-type="percentage">
            <text:p>3,24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1" office:value-type="string" calcext:value-type="string">
            <text:p>HUESCA</text:p>
          </table:table-cell>
          <table:table-cell table:style-name="ce71" office:value-type="float" office:value="82" calcext:value-type="float">
            <text:p>82</text:p>
          </table:table-cell>
          <table:table-cell table:style-name="ce89" table:formula="of:=[.G30]/[.G$37]" office:value-type="percentage" office:value="0.110810810810811" calcext:value-type="percentage">
            <text:p>11,08 %</text:p>
          </table:table-cell>
          <table:table-cell table:style-name="ce106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1]/[.$B$120]" office:value-type="percentage" office:value="0.0310810810810811" calcext:value-type="percentage">
            <text:p>3,11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2" office:value-type="string" calcext:value-type="string">
            <text:p>TERUEL</text:p>
          </table:table-cell>
          <table:table-cell table:style-name="ce72" office:value-type="float" office:value="74" calcext:value-type="float">
            <text:p>74</text:p>
          </table:table-cell>
          <table:table-cell table:style-name="ce90" table:formula="of:=[.G31]/[.G$37]" office:value-type="percentage" office:value="0.1" calcext:value-type="percentage">
            <text:p>10,00 %</text:p>
          </table:table-cell>
          <table:table-cell table:style-name="ce106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32]/[.$B$120]" office:value-type="percentage" office:value="0.0283783783783784" calcext:value-type="percentage">
            <text:p>2,84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3" office:value-type="string" calcext:value-type="string">
            <text:p>BARBASTRO</text:p>
          </table:table-cell>
          <table:table-cell table:style-name="ce73" office:value-type="float" office:value="61" calcext:value-type="float">
            <text:p>61</text:p>
          </table:table-cell>
          <table:table-cell table:style-name="ce91" table:formula="of:=[.G32]/[.G$37]" office:value-type="percentage" office:value="0.0824324324324324" calcext:value-type="percentage">
            <text:p>8,24 %</text:p>
          </table:table-cell>
          <table:table-cell table:style-name="ce106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33]/[.$B$120]" office:value-type="percentage" office:value="0.027027027027027" calcext:value-type="percentage">
            <text:p>2,70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ZARAGOZA I</text:p>
          </table:table-cell>
          <table:table-cell table:style-name="ce74" office:value-type="float" office:value="55" calcext:value-type="float">
            <text:p>55</text:p>
          </table:table-cell>
          <table:table-cell table:style-name="ce92" table:formula="of:=[.G33]/[.G$37]" office:value-type="percentage" office:value="0.0743243243243243" calcext:value-type="percentage">
            <text:p>7,43 %</text:p>
          </table:table-cell>
          <table:table-cell table:style-name="ce106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34]/[.$B$120]" office:value-type="percentage" office:value="0.0256756756756757" calcext:value-type="percentage">
            <text:p>2,57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5" office:value-type="string" calcext:value-type="string">
            <text:p>CALATAYUD</text:p>
          </table:table-cell>
          <table:table-cell table:style-name="ce75" office:value-type="float" office:value="32" calcext:value-type="float">
            <text:p>32</text:p>
          </table:table-cell>
          <table:table-cell table:style-name="ce93" table:formula="of:=[.G34]/[.G$37]" office:value-type="percentage" office:value="0.0432432432432432" calcext:value-type="percentage">
            <text:p>4,32 %</text:p>
          </table:table-cell>
          <table:table-cell table:style-name="ce106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35]/[.$B$120]" office:value-type="percentage" office:value="0.0243243243243243" calcext:value-type="percentage">
            <text:p>2,43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6" office:value-type="string" calcext:value-type="string">
            <text:p>ALCAÑIZ</text:p>
          </table:table-cell>
          <table:table-cell table:style-name="ce76" office:value-type="float" office:value="20" calcext:value-type="float">
            <text:p>20</text:p>
          </table:table-cell>
          <table:table-cell table:style-name="ce94" table:formula="of:=[.G35]/[.G$37]" office:value-type="percentage" office:value="0.027027027027027" calcext:value-type="percentage">
            <text:p>2,70 %</text:p>
          </table:table-cell>
          <table:table-cell table:style-name="ce106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36]/[.$B$120]" office:value-type="percentage" office:value="0.022972972972973" calcext:value-type="percentage">
            <text:p>2,30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o identificado</text:p>
          </table:table-cell>
          <table:table-cell table:style-name="ce77" office:value-type="float" office:value="37" calcext:value-type="float">
            <text:p>37</text:p>
          </table:table-cell>
          <table:table-cell table:style-name="ce95" table:formula="of:=[.G36]/[.G$37]" office:value-type="percentage" office:value="0.05" calcext:value-type="percentage">
            <text:p>5,00 %</text:p>
          </table:table-cell>
          <table:table-cell table:style-name="ce106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37]/[.$B$120]" office:value-type="percentage" office:value="0.022972972972973" calcext:value-type="percentage">
            <text:p>2,30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8" office:value-type="string" calcext:value-type="string">
            <text:p>TOTAL</text:p>
          </table:table-cell>
          <table:table-cell table:style-name="ce78" table:formula="of:=SUM([.G28:.G36])" office:value-type="float" office:value="740" calcext:value-type="float">
            <text:p>740</text:p>
          </table:table-cell>
          <table:table-cell table:style-name="ce96"/>
          <table:table-cell table:style-name="ce106"/>
          <table:table-cell table:style-name="ce6"/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38]/[.$B$120]" office:value-type="percentage" office:value="0.0202702702702703" calcext:value-type="percentage">
            <text:p>2,03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Calatayud Urban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39]/[.$B$120]" office:value-type="percentage" office:value="0.0189189189189189" calcext:value-type="percentage">
            <text:p>1,89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59" table:number-columns-repeated="2"/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40]/[.$B$120]" office:value-type="percentage" office:value="0.0189189189189189" calcext:value-type="percentage">
            <text:p>1,89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7" table:number-columns-repeated="2"/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41]/[.$B$120]" office:value-type="percentage" office:value="0.0189189189189189" calcext:value-type="percentage">
            <text:p>1,89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6" table:number-columns-repeated="2"/>
          <table:table-cell table:number-columns-repeated="6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42]/[.$B$120]" office:value-type="percentage" office:value="0.0189189189189189" calcext:value-type="percentage">
            <text:p>1,89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59" office:value-type="string" calcext:value-type="string">
            <text:p>Casos en municipios con más de 10.000 habitantes</text:p>
          </table:table-cell>
          <table:table-cell table:style-name="ce59" table:number-columns-repeated="2"/>
          <table:table-cell table:style-name="ce66" table:number-columns-repeated="2"/>
          <table:table-cell table:number-columns-repeated="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43]/[.$B$120]" office:value-type="percentage" office:value="0.0189189189189189" calcext:value-type="percentage">
            <text:p>1,89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0" office:value-type="string" calcext:value-type="string">
            <text:p>MUNICIPIO</text:p>
          </table:table-cell>
          <table:table-cell table:style-name="ce60" office:value-type="string" calcext:value-type="string">
            <text:p>nº casos</text:p>
          </table:table-cell>
          <table:table-cell table:style-name="ce60" office:value-type="string" calcext:value-type="string">
            <text:p>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44]/[.$B$120]" office:value-type="percentage" office:value="0.0189189189189189" calcext:value-type="percentage">
            <text:p>1,89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1" office:value-type="string" calcext:value-type="string">
            <text:p>Zaragoza</text:p>
          </table:table-cell>
          <table:table-cell table:style-name="ce79" office:value-type="float" office:value="327" calcext:value-type="float">
            <text:p>327</text:p>
          </table:table-cell>
          <table:table-cell table:style-name="ce97" table:formula="of:=[.G44]/[.$B$120]" office:value-type="percentage" office:value="0.441891891891892" calcext:value-type="percentage">
            <text:p>44,19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45]/[.$B$120]" office:value-type="percentage" office:value="0.0175675675675676" calcext:value-type="percentage">
            <text:p>1,76 %</text:p>
          </table:table-cell>
          <table:table-cell table:style-name="ce39" office:value-type="float" office:value="18" calcext:value-type="float">
            <text:p>18</text:p>
          </table:table-cell>
          <table:table-cell table:style-name="ce45"/>
          <table:table-cell table:style-name="ce62" office:value-type="string" calcext:value-type="string">
            <text:p>Teruel</text:p>
          </table:table-cell>
          <table:table-cell table:style-name="ce80" office:value-type="float" office:value="52" calcext:value-type="float">
            <text:p>52</text:p>
          </table:table-cell>
          <table:table-cell table:style-name="ce98" table:formula="of:=[.G45]/[.$B$120]" office:value-type="percentage" office:value="0.0702702702702703" calcext:value-type="percentage">
            <text:p>7,03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46]/[.$B$120]" office:value-type="percentage" office:value="0.0162162162162162" calcext:value-type="percentage">
            <text:p>1,62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2" office:value-type="string" calcext:value-type="string">
            <text:p>Huesca</text:p>
          </table:table-cell>
          <table:table-cell table:style-name="ce80" office:value-type="float" office:value="51" calcext:value-type="float">
            <text:p>51</text:p>
          </table:table-cell>
          <table:table-cell table:style-name="ce98" table:formula="of:=[.G46]/[.$B$120]" office:value-type="percentage" office:value="0.0689189189189189" calcext:value-type="percentage">
            <text:p>6,89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47]/[.$B$120]" office:value-type="percentage" office:value="0.0162162162162162" calcext:value-type="percentage">
            <text:p>1,62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2" office:value-type="string" calcext:value-type="string">
            <text:p>Utebo</text:p>
          </table:table-cell>
          <table:table-cell table:style-name="ce80" office:value-type="float" office:value="16" calcext:value-type="float">
            <text:p>16</text:p>
          </table:table-cell>
          <table:table-cell table:style-name="ce99" table:formula="of:=[.G47]/[.$B$120]" office:value-type="percentage" office:value="0.0216216216216216" calcext:value-type="percentage">
            <text:p>2,16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48]/[.$B$120]" office:value-type="percentage" office:value="0.0148648648648649" calcext:value-type="percentage">
            <text:p>1,49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2" office:value-type="string" calcext:value-type="string">
            <text:p>Calatayud</text:p>
          </table:table-cell>
          <table:table-cell table:style-name="ce80" office:value-type="float" office:value="15" calcext:value-type="float">
            <text:p>15</text:p>
          </table:table-cell>
          <table:table-cell table:style-name="ce100" table:formula="of:=[.G48]/[.$B$120]" office:value-type="percentage" office:value="0.0202702702702703" calcext:value-type="percentage">
            <text:p>2,03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49]/[.$B$120]" office:value-type="percentage" office:value="0.0148648648648649" calcext:value-type="percentage">
            <text:p>1,49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2" office:value-type="string" calcext:value-type="string">
            <text:p>Fraga</text:p>
          </table:table-cell>
          <table:table-cell table:style-name="ce80" office:value-type="float" office:value="13" calcext:value-type="float">
            <text:p>13</text:p>
          </table:table-cell>
          <table:table-cell table:style-name="ce99" table:formula="of:=[.G49]/[.$B$120]" office:value-type="percentage" office:value="0.0175675675675676" calcext:value-type="percentage">
            <text:p>1,76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50]/[.$B$120]" office:value-type="percentage" office:value="0.0148648648648649" calcext:value-type="percentage">
            <text:p>1,49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2" office:value-type="string" calcext:value-type="string">
            <text:p>Jaca</text:p>
          </table:table-cell>
          <table:table-cell table:style-name="ce80" office:value-type="float" office:value="13" calcext:value-type="float">
            <text:p>13</text:p>
          </table:table-cell>
          <table:table-cell table:style-name="ce99" table:formula="of:=[.G50]/[.$B$120]" office:value-type="percentage" office:value="0.0175675675675676" calcext:value-type="percentage">
            <text:p>1,76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51]/[.$B$120]" office:value-type="percentage" office:value="0.0148648648648649" calcext:value-type="percentage">
            <text:p>1,49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3" office:value-type="string" calcext:value-type="string">
            <text:p>Barbastro</text:p>
          </table:table-cell>
          <table:table-cell table:style-name="ce81" office:value-type="float" office:value="12" calcext:value-type="float">
            <text:p>12</text:p>
          </table:table-cell>
          <table:table-cell table:style-name="ce99" table:formula="of:=[.G51]/[.$B$120]" office:value-type="percentage" office:value="0.0162162162162162" calcext:value-type="percentage">
            <text:p>1,62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52]/[.$B$120]" office:value-type="percentage" office:value="0.0148648648648649" calcext:value-type="percentage">
            <text:p>1,49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2" office:value-type="string" calcext:value-type="string">
            <text:p>Cuarte De Huerva</text:p>
          </table:table-cell>
          <table:table-cell table:style-name="ce80" office:value-type="float" office:value="6" calcext:value-type="float">
            <text:p>6</text:p>
          </table:table-cell>
          <table:table-cell table:style-name="ce99" table:formula="of:=[.G52]/[.$B$120]" office:value-type="percentage" office:value="0.00810810810810811" calcext:value-type="percentage">
            <text:p>0,81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53]/[.$B$120]" office:value-type="percentage" office:value="0.0148648648648649" calcext:value-type="percentage">
            <text:p>1,49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2" office:value-type="string" calcext:value-type="string">
            <text:p>Tarazona</text:p>
          </table:table-cell>
          <table:table-cell table:style-name="ce80" office:value-type="float" office:value="6" calcext:value-type="float">
            <text:p>6</text:p>
          </table:table-cell>
          <table:table-cell table:style-name="ce99" table:formula="of:=[.G53]/[.$B$120]" office:value-type="percentage" office:value="0.00810810810810811" calcext:value-type="percentage">
            <text:p>0,81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54]/[.$B$120]" office:value-type="percentage" office:value="0.0148648648648649" calcext:value-type="percentage">
            <text:p>1,49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2" office:value-type="string" calcext:value-type="string">
            <text:p>Ejea De Los Caballeros</text:p>
          </table:table-cell>
          <table:table-cell table:style-name="ce80" office:value-type="float" office:value="5" calcext:value-type="float">
            <text:p>5</text:p>
          </table:table-cell>
          <table:table-cell table:style-name="ce101" table:formula="of:=[.G54]/[.$B$120]" office:value-type="percentage" office:value="0.00675675675675676" calcext:value-type="percentage">
            <text:p>0,68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Tamarite de Litera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55]/[.$B$120]" office:value-type="percentage" office:value="0.0148648648648649" calcext:value-type="percentage">
            <text:p>1,49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3" office:value-type="string" calcext:value-type="string">
            <text:p>Monzón</text:p>
          </table:table-cell>
          <table:table-cell table:style-name="ce81" office:value-type="float" office:value="4" calcext:value-type="float">
            <text:p>4</text:p>
          </table:table-cell>
          <table:table-cell table:style-name="ce101" table:formula="of:=[.G55]/[.$B$120]" office:value-type="percentage" office:value="0.00540540540540541" calcext:value-type="percentage">
            <text:p>0,54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6]/[.$B$120]" office:value-type="percentage" office:value="0.0135135135135135" calcext:value-type="percentage">
            <text:p>1,35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Alcañiz</text:p>
          </table:table-cell>
          <table:table-cell table:style-name="ce82" office:value-type="float" office:value="1" calcext:value-type="float">
            <text:p>1</text:p>
          </table:table-cell>
          <table:table-cell table:style-name="ce101" table:formula="of:=[.G56]/[.$B$120]" office:value-type="percentage" office:value="0.00135135135135135" calcext:value-type="percentage">
            <text:p>0,14 %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57]/[.$B$120]" office:value-type="percentage" office:value="0.0135135135135135" calcext:value-type="percentage">
            <text:p>1,35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83" table:formula="of:=SUM([.G44:.G56])" office:value-type="float" office:value="521" calcext:value-type="float">
            <text:p>521</text:p>
          </table:table-cell>
          <table:table-cell table:style-name="ce102" table:formula="of:=[.G57]/[.B120]" office:value-type="percentage" office:value="0.704054054054054" calcext:value-type="percentage">
            <text:p>70,41 %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lbarracín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58]/[.$B$120]" office:value-type="percentage" office:value="0.0121621621621622" calcext:value-type="percentage">
            <text:p>1,22 %</text:p>
          </table:table-cell>
          <table:table-cell table:style-name="ce40" office:value-type="float" office:value="31" calcext:value-type="float">
            <text:p>31</text:p>
          </table:table-cell>
          <table:table-cell/>
          <table:table-cell table:style-name="ce66" table:number-columns-repeated="3"/>
          <table:table-cell table:number-columns-repeated="8"/>
        </table:table-row>
        <table:table-row table:style-name="ro2">
          <table:table-cell table:style-name="ce15" office:value-type="string" calcext:value-type="string">
            <text:p>Casetas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59]/[.$B$120]" office:value-type="percentage" office:value="0.0121621621621622" calcext:value-type="percentage">
            <text:p>1,22 %</text:p>
          </table:table-cell>
          <table:table-cell table:style-name="ce40" office:value-type="float" office:value="32" calcext:value-type="float">
            <text:p>32</text:p>
          </table:table-cell>
          <table:table-cell/>
          <table:table-cell table:style-name="ce66" table:number-columns-repeated="3"/>
          <table:table-cell table:number-columns-repeated="8"/>
        </table:table-row>
        <table:table-row table:style-name="ro2">
          <table:table-cell table:style-name="ce15" office:value-type="string" calcext:value-type="string">
            <text:p>Hernán Cortés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0]/[.$B$120]" office:value-type="percentage" office:value="0.0121621621621622" calcext:value-type="percentage">
            <text:p>1,22 %</text:p>
          </table:table-cell>
          <table:table-cell table:style-name="ce40" office:value-type="float" office:value="33" calcext:value-type="float">
            <text:p>33</text:p>
          </table:table-cell>
          <table:table-cell/>
          <table:table-cell table:style-name="ce66" table:number-columns-repeated="3"/>
          <table:table-cell table:number-columns-repeated="8"/>
        </table:table-row>
        <table:table-row table:style-name="ro2">
          <table:table-cell table:style-name="ce15" office:value-type="string" calcext:value-type="string">
            <text:p>Actur Sur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1]/[.$B$120]" office:value-type="percentage" office:value="0.0108108108108108" calcext:value-type="percentage">
            <text:p>1,08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Illuec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2]/[.$B$120]" office:value-type="percentage" office:value="0.0108108108108108" calcext:value-type="percentage">
            <text:p>1,08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San José Sur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63]/[.$B$120]" office:value-type="percentage" office:value="0.0108108108108108" calcext:value-type="percentage">
            <text:p>1,08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4]/[.$B$120]" office:value-type="percentage" office:value="0.00945945945945946" calcext:value-type="percentage">
            <text:p>0,95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Jac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5]/[.$B$120]" office:value-type="percentage" office:value="0.00945945945945946" calcext:value-type="percentage">
            <text:p>0,95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Rebolerí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6]/[.$B$120]" office:value-type="percentage" office:value="0.00945945945945946" calcext:value-type="percentage">
            <text:p>0,95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San Pablo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7]/[.$B$120]" office:value-type="percentage" office:value="0.00945945945945946" calcext:value-type="percentage">
            <text:p>0,95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Tauste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8]/[.$B$120]" office:value-type="percentage" office:value="0.00945945945945946" calcext:value-type="percentage">
            <text:p>0,95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Valdefierro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69]/[.$B$120]" office:value-type="percentage" office:value="0.00945945945945946" calcext:value-type="percentage">
            <text:p>0,95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Actur Oeste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0]/[.$B$120]" office:value-type="percentage" office:value="0.00810810810810811" calcext:value-type="percentage">
            <text:p>0,81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Grañén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1]/[.$B$120]" office:value-type="percentage" office:value="0.00810810810810811" calcext:value-type="percentage">
            <text:p>0,81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Oliver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2]/[.$B$120]" office:value-type="percentage" office:value="0.00810810810810811" calcext:value-type="percentage">
            <text:p>0,81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Tarazon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3]/[.$B$120]" office:value-type="percentage" office:value="0.00810810810810811" calcext:value-type="percentage">
            <text:p>0,81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Veneci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74]/[.$B$120]" office:value-type="percentage" office:value="0.00810810810810811" calcext:value-type="percentage">
            <text:p>0,81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/>
          <table:table-cell table:style-name="ce84"/>
          <table:table-cell table:number-columns-repeated="9"/>
        </table:table-row>
        <table:table-row table:style-name="ro2">
          <table:table-cell table:style-name="ce15" office:value-type="string" calcext:value-type="string">
            <text:p>Arrabal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5]/[.$B$120]" office:value-type="percentage" office:value="0.00675675675675676" calcext:value-type="percentage">
            <text:p>0,68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Caspe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6]/[.$B$120]" office:value-type="percentage" office:value="0.00675675675675676" calcext:value-type="percentage">
            <text:p>0,68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Ejea de los Caballero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7]/[.$B$120]" office:value-type="percentage" office:value="0.00675675675675676" calcext:value-type="percentage">
            <text:p>0,68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Parque Goy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8]/[.$B$120]" office:value-type="percentage" office:value="0.00675675675675676" calcext:value-type="percentage">
            <text:p>0,68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Santa Isabel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79]/[.$B$120]" office:value-type="percentage" office:value="0.00675675675675676" calcext:value-type="percentage">
            <text:p>0,68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0]/[.$B$120]" office:value-type="percentage" office:value="0.00540540540540541" calcext:value-type="percentage">
            <text:p>0,54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Avenida Cataluñ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1]/[.$B$120]" office:value-type="percentage" office:value="0.00540540540540541" calcext:value-type="percentage">
            <text:p>0,54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Binéfar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2]/[.$B$120]" office:value-type="percentage" office:value="0.00540540540540541" calcext:value-type="percentage">
            <text:p>0,54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Caland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3]/[.$B$120]" office:value-type="percentage" office:value="0.00540540540540541" calcext:value-type="percentage">
            <text:p>0,54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Cariñen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4]/[.$B$120]" office:value-type="percentage" office:value="0.00540540540540541" calcext:value-type="percentage">
            <text:p>0,54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Gallur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5]/[.$B$120]" office:value-type="percentage" office:value="0.00540540540540541" calcext:value-type="percentage">
            <text:p>0,54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Miralbueno-Garrapinillos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6]/[.$B$120]" office:value-type="percentage" office:value="0.00540540540540541" calcext:value-type="percentage">
            <text:p>0,54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Monzón Urban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7]/[.$B$120]" office:value-type="percentage" office:value="0.00540540540540541" calcext:value-type="percentage">
            <text:p>0,54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Villamayor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88]/[.$B$120]" office:value-type="percentage" office:value="0.00540540540540541" calcext:value-type="percentage">
            <text:p>0,54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Andorr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9]/[.$B$120]" office:value-type="percentage" office:value="0.00405405405405405" calcext:value-type="percentage">
            <text:p>0,41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Castejón de Sos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0]/[.$B$120]" office:value-type="percentage" office:value="0.00405405405405405" calcext:value-type="percentage">
            <text:p>0,41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Cell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1]/[.$B$120]" office:value-type="percentage" office:value="0.00405405405405405" calcext:value-type="percentage">
            <text:p>0,41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Huesca Rur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2]/[.$B$120]" office:value-type="percentage" office:value="0.00405405405405405" calcext:value-type="percentage">
            <text:p>0,41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3]/[.$B$120]" office:value-type="percentage" office:value="0.00405405405405405" calcext:value-type="percentage">
            <text:p>0,41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San José Centr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4]/[.$B$120]" office:value-type="percentage" office:value="0.00405405405405405" calcext:value-type="percentage">
            <text:p>0,41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Zuer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5]/[.$B$120]" office:value-type="percentage" office:value="0.00405405405405405" calcext:value-type="percentage">
            <text:p>0,41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Alcañiz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6]/[.$B$120]" office:value-type="percentage" office:value="0.0027027027027027" calcext:value-type="percentage">
            <text:p>0,27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Alcoris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7]/[.$B$120]" office:value-type="percentage" office:value="0.0027027027027027" calcext:value-type="percentage">
            <text:p>0,27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Alfajarín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8]/[.$B$120]" office:value-type="percentage" office:value="0.0027027027027027" calcext:value-type="percentage">
            <text:p>0,27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Aliag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9]/[.$B$120]" office:value-type="percentage" office:value="0.0027027027027027" calcext:value-type="percentage">
            <text:p>0,27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Cedrillas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0]/[.$B$120]" office:value-type="percentage" office:value="0.0027027027027027" calcext:value-type="percentage">
            <text:p>0,27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Madre Vedruna-Miraflores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1]/[.$B$120]" office:value-type="percentage" office:value="0.0027027027027027" calcext:value-type="percentage">
            <text:p>0,27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Mas de las Matas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2]/[.$B$120]" office:value-type="percentage" office:value="0.0027027027027027" calcext:value-type="percentage">
            <text:p>0,27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San José Norte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3]/[.$B$120]" office:value-type="percentage" office:value="0.0027027027027027" calcext:value-type="percentage">
            <text:p>0,27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Santa Eulalia del Campo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4]/[.$B$120]" office:value-type="percentage" office:value="0.0027027027027027" calcext:value-type="percentage">
            <text:p>0,27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Valdespartera-Montecanal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5]/[.$B$120]" office:value-type="percentage" office:value="0.0027027027027027" calcext:value-type="percentage">
            <text:p>0,27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Villel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6]/[.$B$120]" office:value-type="percentage" office:value="0.0027027027027027" calcext:value-type="percentage">
            <text:p>0,27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Abieg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7]/[.$B$120]" office:value-type="percentage" office:value="0.00135135135135135" calcext:value-type="percentage">
            <text:p>0,14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Alfambr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8]/[.$B$120]" office:value-type="percentage" office:value="0.00135135135135135" calcext:value-type="percentage">
            <text:p>0,14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Biescas-Valle De Ten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9]/[.$B$120]" office:value-type="percentage" office:value="0.00135135135135135" calcext:value-type="percentage">
            <text:p>0,14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Calamoch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0]/[.$B$120]" office:value-type="percentage" office:value="0.00135135135135135" calcext:value-type="percentage">
            <text:p>0,14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Campo de Belchit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1]/[.$B$120]" office:value-type="percentage" office:value="0.00135135135135135" calcext:value-type="percentage">
            <text:p>0,14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Herrera de los Navarr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2]/[.$B$120]" office:value-type="percentage" office:value="0.00135135135135135" calcext:value-type="percentage">
            <text:p>0,14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Híjar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3]/[.$B$120]" office:value-type="percentage" office:value="0.00135135135135135" calcext:value-type="percentage">
            <text:p>0,14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Mequinenz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4]/[.$B$120]" office:value-type="percentage" office:value="0.00135135135135135" calcext:value-type="percentage">
            <text:p>0,14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Mora de Rubiel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5]/[.$B$120]" office:value-type="percentage" office:value="0.00135135135135135" calcext:value-type="percentage">
            <text:p>0,14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Sariñen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6]/[.$B$120]" office:value-type="percentage" office:value="0.00135135135135135" calcext:value-type="percentage">
            <text:p>0,14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Valderrobre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7]/[.$B$120]" office:value-type="percentage" office:value="0.00135135135135135" calcext:value-type="percentage">
            <text:p>0,14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Zalfonad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8]/[.$B$120]" office:value-type="percentage" office:value="0.00135135135135135" calcext:value-type="percentage">
            <text:p>0,14 %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37" calcext:value-type="float">
            <text:p>37</text:p>
          </table:table-cell>
          <table:table-cell table:style-name="ce34" table:formula="of:=[.B119]/[.$B$120]" office:value-type="percentage" office:value="0.05" calcext:value-type="percentage">
            <text:p>5,00 %</text:p>
          </table:table-cell>
          <table:table-cell table:style-name="ce40"/>
          <table:table-cell table:number-columns-repeated="12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19])" office:value-type="float" office:value="740" calcext:value-type="float">
            <text:p>740</text:p>
          </table:table-cell>
          <table:table-cell table:number-columns-repeated="14"/>
        </table:table-row>
        <table:table-row table:style-name="ro3" table:number-rows-repeated="1048455">
          <table:table-cell table:number-columns-repeated="16"/>
        </table:table-row>
        <table:table-row table:style-name="ro3">
          <table:table-cell table:number-columns-repeated="16"/>
        </table:table-row>
        <table:named-expressions>
          <table:named-range table:name="_xlnm._FilterDatabase" table:base-cell-address="$'20201019'.$A$1" table:cell-range-address="$'20201019'.$A$27:.$D$81"/>
        </table:named-expressions>
      </table:table>
      <table:named-expressions/>
      <table:database-ranges>
        <table:database-range table:name="__Anonymous_Sheet_DB__0" table:target-range-address="'20201019'.A27:'20201019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19" style:display-name="PageStyle_20201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20T16:42:38</dc:date>
    <meta:generator>LibreOffice/6.0.7.3$Linux_X86_64 LibreOffice_project/00m0$Build-3</meta:generator>
    <meta:document-statistic meta:table-count="1" meta:cell-count="546" meta:object-count="0"/>
    <meta:user-defined meta:name="AppVersion">12.00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